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3.14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5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5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5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stroke="solid" svg:stroke-color="#000000" draw:auto-grow-width="false" draw:auto-grow-height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5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3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yamaha.com/en/musical_instrument_guide/flute/play/play002.html</text:span><text:span text:style-name="T2"/></text:p>
              <text:p><text:span text:style-name="T2">http://flute.fingerings.info/howto.html#models</text:span><text:span text:style-name="T2"/></text:p>
              <text:p><text:span text:style-name="T2"/></text:p>
              <text:p><text:span text:style-name="T2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custom-shape svg:x="0in" svg:y="0in" svg:width="1in" svg:height="1in" draw:z-index="1" draw:id="id1" draw:style-name="a6" draw:name="Comment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7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wfg.woodwind.org/flute/fl_alt_4.html</text:span><text:span text:style-name="T2"/></text:p>
              <text:p><text:span text:style-name="T2">http://flute.fingerings.info/</text:span><text:span text:style-name="T2"/></text:p>
              <text:p><text:span text:style-name="T2">https://newt.phys.unsw.edu.au/music/flute/</text:span><text:span text:style-name="T2"/></text:p>
              <text:p><text:span text:style-name="T2"/></text:p>
              <text:p><text:span text:style-name="T2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7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shapes>
          <draw:custom-shape svg:x="0in" svg:y="0in" svg:width="1in" svg:height="1in" draw:z-index="1" draw:id="id2" draw:style-name="a10" draw:name="Comment 1">
            <svg:title/>
            <svg:desc/>
            <text:p text:style-name="a9" text:class-names="" text:cond-style-name=""><text:span text:style-name="a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3" draw:style-name="a13" draw:name="Comment 1">
            <svg:title/>
            <svg:desc/>
            <text:p text:style-name="a12" text:class-names="" text:cond-style-name=""><text:span text:style-name="a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14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1"/></text:p>
              <text:p><text:span text:style-name="T2">https://www.dolmetsch.com/textfingeringchart.htm</text:span><text:span text:style-name="T2"/></text:p>
              <text:p><text:span text:style-name="T2">http://www.recorder-fingerings.com/en/F.php?t=aBar.1S.3a</text:span><text:span text:style-name="T2"/></text:p>
              <text:p><text:span text:style-name="T2">https://www.wfg.woodwind.org/recorder/rec_bas_1.html</text:span><text:span text:style-name="T2"/></text:p>
              <text:p><text:span text:style-name="T2">http://www.flute-a-bec.com/tablaturgb.html</text:span><text:span text:style-name="T2"/></text:p>
              <text:p><text:span text:style-name="T2"/></text:p>
              <text:p><text:span text:style-name="T2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Tin_Whistle" table:style-name="ta1">
        <table:table-column table:style-name="co1" table:number-columns-repeated="4" table:default-cell-style-name="ce1"/>
        <table:table-column table:style-name="co1" table:default-cell-style-name="ce1" table:visibility="collapse"/>
        <table:table-column table:style-name="co1" table:number-columns-repeated="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OverblownOctave1</text:p>
          </table:table-cell>
          <table:table-cell office:value-type="string" table:style-name="ce3">
            <text:p>OverblownOctave2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43D</text:p>
          </table:table-cell>
          <table:table-cell office:value-type="string" table:style-name="ce4">
            <text:p>\uE43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3C0\uE3C3\uE3C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number-columns-repeated="2" table:style-name="ce4"/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L3]-69)/12)*440" table:style-name="ce4">
            <text:p><text:s/>587<text:s/></text:p>
          </table:table-cell>
          <table:table-cell office:value-type="string" office:string-value="\uE3CF\uE3D1\uE3D2\uE3D3\uE3D5\uE3D6" table:formula="of:=COM.MICROSOFT.CONCAT([.B3:.J3])" table:style-name="ce5">
            <text:p>\uE3CF\uE3D1\uE3D2\uE3D3\uE3D5\uE3D6</text:p>
          </table:table-cell>
          <table:table-cell office:value-type="string" office:string-value="'\uE3CF\uE3D1\uE3D2\uE3D3\uE3D5\uE3D6'," table:formula="of:=&quot;'&quot;&amp;[.N3]&amp;&quot;',&quot;" table:style-name="ce1">
            <text:p>'\uE3CF\uE3D1\uE3D2\uE3D3\uE3D5\uE3D6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E6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L4]-69)/12)*440" table:style-name="ce4">
            <text:p><text:s/>622<text:s/></text:p>
          </table:table-cell>
          <table:table-cell office:value-type="string" office:string-value="\uE3CF\uE3D1\uE3D2\uE3D3\uE3D5\uE3E6" table:formula="of:=COM.MICROSOFT.CONCAT([.B4:.J4])" table:style-name="ce5">
            <text:p>\uE3CF\uE3D1\uE3D2\uE3D3\uE3D5\uE3E6</text:p>
          </table:table-cell>
          <table:table-cell office:value-type="string" office:string-value="'\uE3CF\uE3D1\uE3D2\uE3D3\uE3D5\uE3D6','\uE3CF\uE3D1\uE3D2\uE3D3\uE3D5\uE3E6'," table:formula="of:=[.O3]&amp;&quot;'&quot;&amp;[.N4]&amp;&quot;',&quot;" table:style-name="ce1">
            <text:p>'\uE3CF\uE3D1\uE3D2\uE3D3\uE3D5\uE3D6','\uE3CF\uE3D1\uE3D2\uE3D3\uE3D5\uE3E6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L5]-69)/12)*440" table:style-name="ce4">
            <text:p><text:s/>659<text:s/></text:p>
          </table:table-cell>
          <table:table-cell office:value-type="string" office:string-value="\uE3CF\uE3D1\uE3D2\uE3D3\uE3D5" table:formula="of:=COM.MICROSOFT.CONCAT([.B5:.J5])" table:style-name="ce5">
            <text:p>\uE3CF\uE3D1\uE3D2\uE3D3\uE3D5</text:p>
          </table:table-cell>
          <table:table-cell office:value-type="string" office:string-value="'\uE3CF\uE3D1\uE3D2\uE3D3\uE3D5\uE3D6','\uE3CF\uE3D1\uE3D2\uE3D3\uE3D5\uE3E6','\uE3CF\uE3D1\uE3D2\uE3D3\uE3D5'," table:formula="of:=[.O4]&amp;&quot;'&quot;&amp;[.N5]&amp;&quot;',&quot;" table:style-name="ce1">
            <text:p>'\uE3CF\uE3D1\uE3D2\uE3D3\uE3D5\uE3D6','\uE3CF\uE3D1\uE3D2\uE3D3\uE3D5\uE3E6','\uE3CF\uE3D1\uE3D2\uE3D3\uE3D5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L6]-69)/12)*440" table:style-name="ce4">
            <text:p><text:s/>698<text:s/></text:p>
          </table:table-cell>
          <table:table-cell office:value-type="string" office:string-value="\uE3CF\uE3D1\uE3D2\uE3D3\uE3E5" table:formula="of:=COM.MICROSOFT.CONCAT([.B6:.J6])" table:style-name="ce5">
            <text:p>\uE3CF\uE3D1\uE3D2\uE3D3\uE3E5</text:p>
          </table:table-cell>
          <table:table-cell office:value-type="string" office:string-value="'\uE3CF\uE3D1\uE3D2\uE3D3\uE3D5\uE3D6','\uE3CF\uE3D1\uE3D2\uE3D3\uE3D5\uE3E6','\uE3CF\uE3D1\uE3D2\uE3D3\uE3D5','\uE3CF\uE3D1\uE3D2\uE3D3\uE3E5'," table:formula="of:=[.O5]&amp;&quot;'&quot;&amp;[.N6]&amp;&quot;',&quot;" table:style-name="ce1">
            <text:p>'\uE3CF\uE3D1\uE3D2\uE3D3\uE3D5\uE3D6','\uE3CF\uE3D1\uE3D2\uE3D3\uE3D5\uE3E6','\uE3CF\uE3D1\uE3D2\uE3D3\uE3D5','\uE3CF\uE3D1\uE3D2\uE3D3\uE3E5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3"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L7]-69)/12)*440" table:style-name="ce4">
            <text:p><text:s/>740<text:s/></text:p>
          </table:table-cell>
          <table:table-cell office:value-type="string" office:string-value="\uE3CF\uE3D1\uE3D2\uE3D3" table:formula="of:=COM.MICROSOFT.CONCAT([.B7:.J7])" table:style-name="ce5">
            <text:p>\uE3CF\uE3D1\uE3D2\uE3D3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" table:formula="of:=[.O6]&amp;&quot;'&quot;&amp;[.N7]&amp;&quot;',&quot;" table:style-name="ce1">
            <text:p>'\uE3CF\uE3D1\uE3D2\uE3D3\uE3D5\uE3D6','\uE3CF\uE3D1\uE3D2\uE3D3\uE3D5\uE3E6','\uE3CF\uE3D1\uE3D2\uE3D3\uE3D5','\uE3CF\uE3D1\uE3D2\uE3D3\uE3E5','\uE3CF\uE3D1\uE3D2\uE3D3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L8]-69)/12)*440" table:style-name="ce4">
            <text:p><text:s/>784<text:s/></text:p>
          </table:table-cell>
          <table:table-cell office:value-type="string" office:string-value="\uE3CF\uE3D1\uE3D2" table:formula="of:=COM.MICROSOFT.CONCAT([.B8:.J8])" table:style-name="ce5">
            <text:p>\uE3CF\uE3D1\uE3D2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" table:formula="of:=[.O7]&amp;&quot;'&quot;&amp;[.N8]&amp;&quot;',&quot;" table:style-name="ce1">
            <text:p>'\uE3CF\uE3D1\uE3D2\uE3D3\uE3D5\uE3D6','\uE3CF\uE3D1\uE3D2\uE3D3\uE3D5\uE3E6','\uE3CF\uE3D1\uE3D2\uE3D3\uE3D5','\uE3CF\uE3D1\uE3D2\uE3D3\uE3E5','\uE3CF\uE3D1\uE3D2\uE3D3','\uE3CF\uE3D1\uE3D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L9]-69)/12)*440" table:style-name="ce4">
            <text:p><text:s/>831<text:s/></text:p>
          </table:table-cell>
          <table:table-cell office:value-type="string" office:string-value="\uE3CF\uE3D1\uE3E2" table:formula="of:=COM.MICROSOFT.CONCAT([.B9:.J9])" table:style-name="ce5">
            <text:p>\uE3CF\uE3D1\uE3E2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" table:formula="of:=[.O8]&amp;&quot;'&quot;&amp;[.N9]&amp;&quot;',&quot;" table:style-name="ce1">
            <text:p>'\uE3CF\uE3D1\uE3D2\uE3D3\uE3D5\uE3D6','\uE3CF\uE3D1\uE3D2\uE3D3\uE3D5\uE3E6','\uE3CF\uE3D1\uE3D2\uE3D3\uE3D5','\uE3CF\uE3D1\uE3D2\uE3D3\uE3E5','\uE3CF\uE3D1\uE3D2\uE3D3','\uE3CF\uE3D1\uE3D2','\uE3CF\uE3D1\uE3E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L10]-69)/12)*440" table:style-name="ce4">
            <text:p><text:s/>880<text:s/></text:p>
          </table:table-cell>
          <table:table-cell office:value-type="string" office:string-value="\uE3CF\uE3D1" table:formula="of:=COM.MICROSOFT.CONCAT([.B10:.J10])" table:style-name="ce5">
            <text:p>\uE3CF\uE3D1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" table:formula="of:=[.O9]&amp;&quot;'&quot;&amp;[.N10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E1</text:p>
          </table:table-cell>
          <table:table-cell table:number-columns-repeated="2" table:style-name="ce1"/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L11]-69)/12)*440" table:style-name="ce4">
            <text:p><text:s/>932<text:s/></text:p>
          </table:table-cell>
          <table:table-cell office:value-type="string" office:string-value="\uE3CF\uE3E1" table:formula="of:=COM.MICROSOFT.CONCAT([.B11:.J11])" table:style-name="ce5">
            <text:p>\uE3CF\uE3E1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" table:formula="of:=[.O10]&amp;&quot;'&quot;&amp;[.N11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'\uE3CF\uE3E1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CF</text:p>
          </table:table-cell>
          <table:table-cell table:number-columns-repeated="5" table:style-name="ce1"/>
          <table:table-cell table:number-columns-repeated="2"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L12]-69)/12)*440" table:style-name="ce4">
            <text:p><text:s/>988<text:s/></text:p>
          </table:table-cell>
          <table:table-cell office:value-type="string" office:string-value="\uE3CF" table:formula="of:=COM.MICROSOFT.CONCAT([.B12:.J12])" table:style-name="ce5">
            <text:p>\uE3CF</text:p>
          </table:table-cell>
          <table:table-cell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'\uE3CF'," table:formula="of:=[.O11]&amp;&quot;'&quot;&amp;[.N12]&amp;&quot;',&quot;" table:style-name="ce1">
            <text:p>'\uE3CF\uE3D1\uE3D2\uE3D3\uE3D5\uE3D6','\uE3CF\uE3D1\uE3D2\uE3D3\uE3D5\uE3E6','\uE3CF\uE3D1\uE3D2\uE3D3\uE3D5','\uE3CF\uE3D1\uE3D2\uE3D3\uE3E5','\uE3CF\uE3D1\uE3D2\uE3D3','\uE3CF\uE3D1\uE3D2','\uE3CF\uE3D1\uE3E2','\uE3CF\uE3D1','\uE3CF\uE3E1','\uE3CF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5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L13]-69)/12)*440" table:style-name="ce4">
            <text:p><text:s/>1047<text:s/></text:p>
          </table:table-cell>
          <table:table-cell office:value-type="string" office:string-value="\uE3D1\uE3D2" table:formula="of:=COM.MICROSOFT.CONCAT([.B13:.J13])" table:style-name="ce5">
            <text:p>\uE3D1\uE3D2</text:p>
          </table:table-cell>
          <table:table-cell office:value-type="string" office:string-value="'\uE3D1\uE3D2'," table:formula="of:=&quot;'&quot;&amp;[.N13]&amp;&quot;',&quot;" table:style-name="ce1">
            <text:p>'\uE3D1\uE3D2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6" table:style-name="ce1"/>
          <table:table-cell table:number-columns-repeated="2" table:style-name="ce4"/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L14]-69)/12)*440" table:style-name="ce4">
            <text:p><text:s/>1109<text:s/></text:p>
          </table:table-cell>
          <table:table-cell office:value-type="string" office:string-value="" table:formula="of:=COM.MICROSOFT.CONCAT([.B14:.J14])" table:style-name="ce5"/>
          <table:table-cell office:value-type="string" office:string-value="'\uE3D1\uE3D2',''," table:formula="of:=[.O13]&amp;&quot;'&quot;&amp;[.N14]&amp;&quot;',&quot;" table:style-name="ce1">
            <text:p>'\uE3D1\uE3D2','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5</text:p>
          </table:table-cell>
          <table:table-cell table:style-name="ce4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L15]-69)/12)*440" table:style-name="ce4">
            <text:p><text:s/>1175<text:s/></text:p>
          </table:table-cell>
          <table:table-cell office:value-type="string" office:string-value="\uE3D1\uE3D2\uE3D3\uE3D5\uE3D6\uE43D" table:formula="of:=COM.MICROSOFT.CONCAT([.B15:.J15])" table:style-name="ce5">
            <text:p>\uE3D1\uE3D2\uE3D3\uE3D5\uE3D6\uE43D</text:p>
          </table:table-cell>
          <table:table-cell office:value-type="string" office:string-value="'\uE3D1\uE3D2','','\uE3D1\uE3D2\uE3D3\uE3D5\uE3D6\uE43D'," table:formula="of:=[.O14]&amp;&quot;'&quot;&amp;[.N15]&amp;&quot;',&quot;" table:style-name="ce1">
            <text:p>'\uE3D1\uE3D2','','\uE3D1\uE3D2\uE3D3\uE3D5\uE3D6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5/E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E6</text:p>
          </table:table-cell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L16]-69)/12)*440" table:style-name="ce4">
            <text:p><text:s/>1245<text:s/></text:p>
          </table:table-cell>
          <table:table-cell office:value-type="string" office:string-value="\uE3CF\uE3D1\uE3D2\uE3D3\uE3D5\uE3E6\uE43D" table:formula="of:=COM.MICROSOFT.CONCAT([.B16:.J16])" table:style-name="ce5">
            <text:p>\uE3CF\uE3D1\uE3D2\uE3D3\uE3D5\uE3E6\uE43D</text:p>
          </table:table-cell>
          <table:table-cell office:value-type="string" office:string-value="'\uE3D1\uE3D2','','\uE3D1\uE3D2\uE3D3\uE3D5\uE3D6\uE43D','\uE3CF\uE3D1\uE3D2\uE3D3\uE3D5\uE3E6\uE43D'," table:formula="of:=[.O15]&amp;&quot;'&quot;&amp;[.N16]&amp;&quot;',&quot;" table:style-name="ce1">
            <text:p>'\uE3D1\uE3D2','','\uE3D1\uE3D2\uE3D3\uE3D5\uE3D6\uE43D','\uE3CF\uE3D1\uE3D2\uE3D3\uE3D5\uE3E6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L17]-69)/12)*440" table:style-name="ce4">
            <text:p><text:s/>1319<text:s/></text:p>
          </table:table-cell>
          <table:table-cell office:value-type="string" office:string-value="\uE3CF\uE3D1\uE3D2\uE3D3\uE3D5\uE43D" table:formula="of:=COM.MICROSOFT.CONCAT([.B17:.J17])" table:style-name="ce5">
            <text:p>\uE3CF\uE3D1\uE3D2\uE3D3\uE3D5\uE43D</text:p>
          </table:table-cell>
          <table:table-cell office:value-type="string" office:string-value="'\uE3D1\uE3D2','','\uE3D1\uE3D2\uE3D3\uE3D5\uE3D6\uE43D','\uE3CF\uE3D1\uE3D2\uE3D3\uE3D5\uE3E6\uE43D','\uE3CF\uE3D1\uE3D2\uE3D3\uE3D5\uE43D'," table:formula="of:=[.O16]&amp;&quot;'&quot;&amp;[.N17]&amp;&quot;',&quot;" table:style-name="ce1">
            <text:p>'\uE3D1\uE3D2','','\uE3D1\uE3D2\uE3D3\uE3D5\uE3D6\uE43D','\uE3CF\uE3D1\uE3D2\uE3D3\uE3D5\uE3E6\uE43D','\uE3CF\uE3D1\uE3D2\uE3D3\uE3D5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L18]-69)/12)*440" table:style-name="ce4">
            <text:p><text:s/>1397<text:s/></text:p>
          </table:table-cell>
          <table:table-cell office:value-type="string" office:string-value="\uE3CF\uE3D1\uE3D2\uE3D3\uE3E5\uE43D" table:formula="of:=COM.MICROSOFT.CONCAT([.B18:.J18])" table:style-name="ce5">
            <text:p>\uE3CF\uE3D1\uE3D2\uE3D3\uE3E5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" table:formula="of:=[.O17]&amp;&quot;'&quot;&amp;[.N18]&amp;&quot;',&quot;" table:style-name="ce1">
            <text:p>'\uE3D1\uE3D2','','\uE3D1\uE3D2\uE3D3\uE3D5\uE3D6\uE43D','\uE3CF\uE3D1\uE3D2\uE3D3\uE3D5\uE3E6\uE43D','\uE3CF\uE3D1\uE3D2\uE3D3\uE3D5\uE43D','\uE3CF\uE3D1\uE3D2\uE3D3\uE3E5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2"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L19]-69)/12)*440" table:style-name="ce4">
            <text:p><text:s/>1480<text:s/></text:p>
          </table:table-cell>
          <table:table-cell office:value-type="string" office:string-value="\uE3CF\uE3D1\uE3D2\uE3D3\uE43D" table:formula="of:=COM.MICROSOFT.CONCAT([.B19:.J19])" table:style-name="ce5">
            <text:p>\uE3CF\uE3D1\uE3D2\uE3D3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" table:formula="of:=[.O18]&amp;&quot;'&quot;&amp;[.N19]&amp;&quot;',&quot;" table:style-name="ce1">
            <text:p>'\uE3D1\uE3D2','','\uE3D1\uE3D2\uE3D3\uE3D5\uE3D6\uE43D','\uE3CF\uE3D1\uE3D2\uE3D3\uE3D5\uE3E6\uE43D','\uE3CF\uE3D1\uE3D2\uE3D3\uE3D5\uE43D','\uE3CF\uE3D1\uE3D2\uE3D3\uE3E5\uE43D','\uE3CF\uE3D1\uE3D2\uE3D3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L20]-69)/12)*440" table:style-name="ce4">
            <text:p><text:s/>1568<text:s/></text:p>
          </table:table-cell>
          <table:table-cell office:value-type="string" office:string-value="\uE3CF\uE3D1\uE3D2\uE43D" table:formula="of:=COM.MICROSOFT.CONCAT([.B20:.J20])" table:style-name="ce5">
            <text:p>\uE3CF\uE3D1\uE3D2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" table:formula="of:=[.O19]&amp;&quot;'&quot;&amp;[.N20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L21]-69)/12)*440" table:style-name="ce4">
            <text:p><text:s/>1661<text:s/></text:p>
          </table:table-cell>
          <table:table-cell office:value-type="string" office:string-value="\uE3CF\uE3D1\uE3E2\uE43D" table:formula="of:=COM.MICROSOFT.CONCAT([.B21:.J21])" table:style-name="ce5">
            <text:p>\uE3CF\uE3D1\uE3E2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" table:formula="of:=[.O20]&amp;&quot;'&quot;&amp;[.N21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4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L22]-69)/12)*440" table:style-name="ce4">
            <text:p><text:s/>1760<text:s/></text:p>
          </table:table-cell>
          <table:table-cell office:value-type="string" office:string-value="\uE3CF\uE3D1\uE43D" table:formula="of:=COM.MICROSOFT.CONCAT([.B22:.J22])" table:style-name="ce5">
            <text:p>\uE3CF\uE3D1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" table:formula="of:=[.O21]&amp;&quot;'&quot;&amp;[.N22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E1</text:p>
          </table:table-cell>
          <table:table-cell table:number-columns-repeated="2" table:style-name="ce1"/>
          <table:table-cell table:style-name="ce4"/>
          <table:table-cell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L23]-69)/12)*440" table:style-name="ce4">
            <text:p><text:s/>1865<text:s/></text:p>
          </table:table-cell>
          <table:table-cell office:value-type="string" office:string-value="\uE3CF\uE3E1\uE43D" table:formula="of:=COM.MICROSOFT.CONCAT([.B23:.J23])" table:style-name="ce5">
            <text:p>\uE3CF\uE3E1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" table:formula="of:=[.O22]&amp;&quot;'&quot;&amp;[.N23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4">
            <text:p>\uE3CF</text:p>
          </table:table-cell>
          <table:table-cell table:number-columns-repeated="5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L24]-69)/12)*440" table:style-name="ce4">
            <text:p><text:s/>1976<text:s/></text:p>
          </table:table-cell>
          <table:table-cell office:value-type="string" office:string-value="\uE3CF\uE43D" table:formula="of:=COM.MICROSOFT.CONCAT([.B24:.J24])" table:style-name="ce5">
            <text:p>\uE3CF\uE43D</text:p>
          </table:table-cell>
          <table:table-cell office:value-type="string" office:string-value="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'\uE3CF\uE43D'," table:formula="of:=[.O23]&amp;&quot;'&quot;&amp;[.N24]&amp;&quot;',&quot;" table:style-name="ce1">
            <text:p>'\uE3D1\uE3D2','','\uE3D1\uE3D2\uE3D3\uE3D5\uE3D6\uE43D','\uE3CF\uE3D1\uE3D2\uE3D3\uE3D5\uE3E6\uE43D','\uE3CF\uE3D1\uE3D2\uE3D3\uE3D5\uE43D','\uE3CF\uE3D1\uE3D2\uE3D3\uE3E5\uE43D','\uE3CF\uE3D1\uE3D2\uE3D3\uE43D','\uE3CF\uE3D1\uE3D2\uE43D','\uE3CF\uE3D1\uE3E2\uE43D','\uE3CF\uE3D1\uE43D','\uE3CF\uE3E1\uE43D','\uE3CF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4">
            <text:p>\uE3DF</text:p>
          </table:table-cell>
          <table:table-cell table:number-columns-repeated="5" table:style-name="ce1"/>
          <table:table-cell table:style-name="ce4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L25]-69)/12)*440" table:style-name="ce4">
            <text:p><text:s/>2093<text:s/></text:p>
          </table:table-cell>
          <table:table-cell office:value-type="string" office:string-value="\uE3DF\uE43D" table:formula="of:=COM.MICROSOFT.CONCAT([.B25:.J25])" table:style-name="ce5">
            <text:p>\uE3DF\uE43D</text:p>
          </table:table-cell>
          <table:table-cell office:value-type="string" office:string-value="'\uE3DF\uE43D'," table:formula="of:=&quot;'&quot;&amp;[.N25]&amp;&quot;',&quot;" table:style-name="ce1">
            <text:p>'\uE3DF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#6/Db6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number-columns-repeated="2" table:style-name="ce1"/>
          <table:table-cell office:value-type="string" table:style-name="ce4">
            <text:p>\uE43D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L26]-69)/12)*440" table:style-name="ce4">
            <text:p><text:s/>2217<text:s/></text:p>
          </table:table-cell>
          <table:table-cell office:value-type="string" office:string-value="\uE3D1\uE3D2\uE3D3\uE43D" table:formula="of:=COM.MICROSOFT.CONCAT([.B26:.J26])" table:style-name="ce5">
            <text:p>\uE3D1\uE3D2\uE3D3\uE43D</text:p>
          </table:table-cell>
          <table:table-cell office:value-type="string" office:string-value="'\uE3DF\uE43D','\uE3D1\uE3D2\uE3D3\uE43D'," table:formula="of:=[.O25]&amp;&quot;'&quot;&amp;[.N26]&amp;&quot;',&quot;" table:style-name="ce1">
            <text:p>'\uE3DF\uE43D','\uE3D1\uE3D2\uE3D3\uE43D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L27]-69)/12)*440" table:style-name="ce4">
            <text:p><text:s/>2349<text:s/></text:p>
          </table:table-cell>
          <table:table-cell office:value-type="string" office:string-value="\uE3D1\uE3D2\uE3D3\uE3D5\uE3D6\uE43E" table:formula="of:=COM.MICROSOFT.CONCAT([.B27:.J27])" table:style-name="ce5">
            <text:p>\uE3D1\uE3D2\uE3D3\uE3D5\uE3D6\uE43E</text:p>
          </table:table-cell>
          <table:table-cell office:value-type="string" office:string-value="'\uE3DF\uE43D','\uE3D1\uE3D2\uE3D3\uE43D','\uE3D1\uE3D2\uE3D3\uE3D5\uE3D6\uE43E'," table:formula="of:=[.O26]&amp;&quot;'&quot;&amp;[.N27]&amp;&quot;',&quot;" table:style-name="ce1">
            <text:p>'\uE3DF\uE43D','\uE3D1\uE3D2\uE3D3\uE43D','\uE3D1\uE3D2\uE3D3\uE3D5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table:number-columns-repeated="2" table:style-name="ce4"/>
          <table:table-cell office:value-type="string" table:style-name="ce4">
            <text:p>\uE3D3</text:p>
          </table:table-cell>
          <table:table-cell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L28]-69)/12)*440" table:style-name="ce4">
            <text:p><text:s/>2489<text:s/></text:p>
          </table:table-cell>
          <table:table-cell office:value-type="string" office:string-value="\uE3CF\uE3D1\uE3D3\uE3D6\uE43E" table:formula="of:=COM.MICROSOFT.CONCAT([.B28:.J28])" table:style-name="ce5">
            <text:p>\uE3CF\uE3D1\uE3D3\uE3D6\uE43E</text:p>
          </table:table-cell>
          <table:table-cell office:value-type="string" office:string-value="'\uE3DF\uE43D','\uE3D1\uE3D2\uE3D3\uE43D','\uE3D1\uE3D2\uE3D3\uE3D5\uE3D6\uE43E','\uE3CF\uE3D1\uE3D3\uE3D6\uE43E'," table:formula="of:=[.O27]&amp;&quot;'&quot;&amp;[.N28]&amp;&quot;',&quot;" table:style-name="ce1">
            <text:p>'\uE3DF\uE43D','\uE3D1\uE3D2\uE3D3\uE43D','\uE3D1\uE3D2\uE3D3\uE3D5\uE3D6\uE43E','\uE3CF\uE3D1\uE3D3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D5</text:p>
          </table:table-cell>
          <table:table-cell table:style-name="ce4"/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L29]-69)/12)*440" table:style-name="ce4">
            <text:p><text:s/>2637<text:s/></text:p>
          </table:table-cell>
          <table:table-cell office:value-type="string" office:string-value="\uE3CF\uE3D1\uE3D2\uE3D3\uE3D5\uE43E" table:formula="of:=COM.MICROSOFT.CONCAT([.B29:.J29])" table:style-name="ce5">
            <text:p>\uE3CF\uE3D1\uE3D2\uE3D3\uE3D5\uE43E</text:p>
          </table:table-cell>
          <table:table-cell office:value-type="string" office:string-value="'\uE3DF\uE43D','\uE3D1\uE3D2\uE3D3\uE43D','\uE3D1\uE3D2\uE3D3\uE3D5\uE3D6\uE43E','\uE3CF\uE3D1\uE3D3\uE3D6\uE43E','\uE3CF\uE3D1\uE3D2\uE3D3\uE3D5\uE43E'," table:formula="of:=[.O28]&amp;&quot;'&quot;&amp;[.N29]&amp;&quot;',&quot;" table:style-name="ce1">
            <text:p>'\uE3DF\uE43D','\uE3D1\uE3D2\uE3D3\uE43D','\uE3D1\uE3D2\uE3D3\uE3D5\uE3D6\uE43E','\uE3CF\uE3D1\uE3D3\uE3D6\uE43E','\uE3CF\uE3D1\uE3D2\uE3D3\uE3D5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office:value-type="string" table:style-name="ce4">
            <text:p>\uE3E5</text:p>
          </table:table-cell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L30]-69)/12)*440" table:style-name="ce4">
            <text:p><text:s/>2794<text:s/></text:p>
          </table:table-cell>
          <table:table-cell office:value-type="string" office:string-value="\uE3CF\uE3D1\uE3D2\uE3D3\uE3E5\uE3D6\uE43E" table:formula="of:=COM.MICROSOFT.CONCAT([.B30:.J30])" table:style-name="ce5">
            <text:p>\uE3CF\uE3D1\uE3D2\uE3D3\uE3E5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" table:formula="of:=[.O29]&amp;&quot;'&quot;&amp;[.N30]&amp;&quot;',&quot;" table:style-name="ce1">
            <text:p>'\uE3DF\uE43D','\uE3D1\uE3D2\uE3D3\uE43D','\uE3D1\uE3D2\uE3D3\uE3D5\uE3D6\uE43E','\uE3CF\uE3D1\uE3D3\uE3D6\uE43E','\uE3CF\uE3D1\uE3D2\uE3D3\uE3D5\uE43E','\uE3CF\uE3D1\uE3D2\uE3D3\uE3E5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style-name="ce4"/>
          <table:table-cell office:value-type="string" table:style-name="ce4">
            <text:p>\uE3D3</text:p>
          </table:table-cell>
          <table:table-cell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L31]-69)/12)*440" table:style-name="ce4">
            <text:p><text:s/>2960<text:s/></text:p>
          </table:table-cell>
          <table:table-cell office:value-type="string" office:string-value="\uE3CF\uE3D1\uE3D2\uE3D3\uE3D6\uE43E" table:formula="of:=COM.MICROSOFT.CONCAT([.B31:.J31])" table:style-name="ce5">
            <text:p>\uE3CF\uE3D1\uE3D2\uE3D3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" table:formula="of:=[.O30]&amp;&quot;'&quot;&amp;[.N31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D2</text:p>
          </table:table-cell>
          <table:table-cell table:number-columns-repeated="3"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L32]-69)/12)*440" table:style-name="ce4">
            <text:p><text:s/>3136<text:s/></text:p>
          </table:table-cell>
          <table:table-cell office:value-type="string" office:string-value="\uE3CF\uE3D1\uE3D2\uE3D6\uE43E" table:formula="of:=COM.MICROSOFT.CONCAT([.B32:.J32])" table:style-name="ce5">
            <text:p>\uE3CF\uE3D1\uE3D2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'\uE3CF\uE3D1\uE3D2\uE3D6\uE43E'," table:formula="of:=[.O31]&amp;&quot;'&quot;&amp;[.N32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'\uE3CF\uE3D1\uE3D2\uE3D6\uE43E'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4">
            <text:p>\uE3CF</text:p>
          </table:table-cell>
          <table:table-cell office:value-type="string" table:style-name="ce4">
            <text:p>\uE3D1</text:p>
          </table:table-cell>
          <table:table-cell office:value-type="string" table:style-name="ce4">
            <text:p>\uE3E2</text:p>
          </table:table-cell>
          <table:table-cell table:number-columns-repeated="3" table:style-name="ce4"/>
          <table:table-cell office:value-type="string" table:style-name="ce4">
            <text:p>\uE3D6</text:p>
          </table:table-cell>
          <table:table-cell table:style-name="ce1"/>
          <table:table-cell office:value-type="string" table:style-name="ce4">
            <text:p>\uE43E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L33]-69)/12)*440" table:style-name="ce4">
            <text:p><text:s/>3322<text:s/></text:p>
          </table:table-cell>
          <table:table-cell office:value-type="string" office:string-value="\uE3CF\uE3D1\uE3E2\uE3D6\uE43E" table:formula="of:=COM.MICROSOFT.CONCAT([.B33:.J33])" table:style-name="ce5">
            <text:p>\uE3CF\uE3D1\uE3E2\uE3D6\uE43E</text:p>
          </table:table-cell>
          <table:table-cell office:value-type="string" office:string-value="'\uE3DF\uE43D','\uE3D1\uE3D2\uE3D3\uE43D','\uE3D1\uE3D2\uE3D3\uE3D5\uE3D6\uE43E','\uE3CF\uE3D1\uE3D3\uE3D6\uE43E','\uE3CF\uE3D1\uE3D2\uE3D3\uE3D5\uE43E','\uE3CF\uE3D1\uE3D2\uE3D3\uE3E5\uE3D6\uE43E','\uE3CF\uE3D1\uE3D2\uE3D3\uE3D6\uE43E','\uE3CF\uE3D1\uE3D2\uE3D6\uE43E','\uE3CF\uE3D1\uE3E2\uE3D6\uE43E'," table:formula="of:=[.O32]&amp;&quot;'&quot;&amp;[.N33]&amp;&quot;',&quot;" table:style-name="ce1">
            <text:p>'\uE3DF\uE43D','\uE3D1\uE3D2\uE3D3\uE43D','\uE3D1\uE3D2\uE3D3\uE3D5\uE3D6\uE43E','\uE3CF\uE3D1\uE3D3\uE3D6\uE43E','\uE3CF\uE3D1\uE3D2\uE3D3\uE3D5\uE43E','\uE3CF\uE3D1\uE3D2\uE3D3\uE3E5\uE3D6\uE43E','\uE3CF\uE3D1\uE3D2\uE3D3\uE3D6\uE43E','\uE3CF\uE3D1\uE3D2\uE3D6\uE43E','\uE3CF\uE3D1\uE3E2\uE3D6\uE43E',</text:p>
          </table:table-cell>
          <table:table-cell table:number-columns-repeated="16369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Microsoft Office User</meta:initial-creator>
    <dc:creator>Microsoft Office User</dc:creator>
    <meta:creation-date>2019-07-29T19:20:48Z</meta:creation-date>
    <dc:date>2020-01-18T20:00:51Z</dc:date>
    <meta:editing-cycles>4</meta:editing-cycles>
    <meta:editing-duration>PT18665S</meta:editing-duration>
  </office:meta>
</office:document-meta>
</file>